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TOC_20_page">
      <style:paragraph-properties style:page-number="auto"/>
    </style:style>
    <style:style style:name="P3" style:family="paragraph" style:parent-style-name="Standard" style:master-page-name="Standard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ver P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Copyright Page</text:p>
      <text:p text:style-name="Standard"/>
      <text:p text:style-name="Standard"/>
      <text:p text:style-name="P1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bookmark text:name="_end_of_template_"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pyright_20_Page" style:display-name="Copyright Page" style:page-layout-name="Mpm1"/>
    <style:master-page style:name="TOC_20_page" style:display-name="TOC pag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on Dye</meta:initial-creator>
    <meta:creation-date>2009-05-11T11:38:31.04</meta:creation-date>
    <meta:generator>OpenOffice.org/3.1$Win32 OpenOffice.org_project/310m19$Build-9420</meta:generator>
    <dc:date>2009-11-12T11:14:56.77</dc:date>
    <dc:creator>Bron Dye</dc:creator>
    <meta:editing-duration>PT00H09M57S</meta:editing-duration>
    <meta:editing-cycles>1</meta:editing-cycles>
    <meta:document-statistic meta:table-count="0" meta:image-count="0" meta:object-count="0" meta:page-count="4" meta:paragraph-count="4" meta:word-count="7" meta:character-count="42"/>
  </office:meta>
</office:document-meta>
</file>